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page"/>
    </style:style>
    <style:style style:name="Table1.A" style:family="table-column">
      <style:table-column-properties style:column-width="1.155cm"/>
    </style:style>
    <style:style style:name="Table1.B" style:family="table-column">
      <style:table-column-properties style:column-width="4.669cm"/>
    </style:style>
    <style:style style:name="Table1.C" style:family="table-column">
      <style:table-column-properties style:column-width="10.68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Table2" style:family="table">
      <style:table-properties style:width="16.51cm" fo:margin-left="0cm" fo:margin-top="0cm" fo:margin-bottom="0cm" table:align="left" style:writing-mode="page"/>
    </style:style>
    <style:style style:name="Table2.A" style:family="table-column">
      <style:table-column-properties style:column-width="1.392cm"/>
    </style:style>
    <style:style style:name="Table2.B" style:family="table-column">
      <style:table-column-properties style:column-width="3.739cm"/>
    </style:style>
    <style:style style:name="Table2.C" style:family="table-column">
      <style:table-column-properties style:column-width="11.37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/>
    </style:style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>
      <loext:graphic-properties draw:fill="solid" draw:fill-color="#a0a0a0"/>
      <style:paragraph-properties fo:text-align="center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officeooo:rsid="001d33af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Project Design Phase–II</text:span><text:span text:style-name="T1"/></text:h>
      <text:h text:style-name="P2" text:outline-level="2" loext:marker-style-name="T2"><text:span text:style-name="T2">Solution Requirements (Functional &amp; Non-functional)</text:span><text:span text:style-name="T2"/></text:h>
      <text:p text:style-name="P3" loext:marker-style-name="T3"><text:span text:style-name="T4">Date</text:span><text:span text:style-name="T5">:07/03/2026</text:span></text:p>
      <text:p text:style-name="P3" loext:marker-style-name="T3"><text:span text:style-name="T4">Team ID: </text:span><text:span text:style-name="T5">SWTID-2026-4969</text:span></text:p>
      <text:p text:style-name="P3" loext:marker-style-name="T3"><text:span text:style-name="T4">Project Name: </text:span><text:span text:style-name="T5">product inventory management</text:span></text:p>
      <text:p text:style-name="P3" loext:marker-style-name="T3"><text:span text:style-name="T4">Maximum Marks</text:span><text:span text:style-name="T3"><text:line-break/>4 Marks</text:span></text:p>
      <text:p text:style-name="P4" loext:marker-style-name="T3"><draw:rect text:anchor-type="as-char" style:rel-width="100%" draw:z-index="0" draw:style-name="gr1" draw:text-style-name="P5" svg:width="16.511cm" svg:height="0.054cm"><text:p/></draw:rect></text:p>
      <text:h text:style-name="P2" text:outline-level="1" loext:marker-style-name="T1"><text:span text:style-name="T1">Functional Requirements</text:span><text:span text:style-name="T1"/></text:h>
      <text:p text:style-name="P3" loext:marker-style-name="T3"><text:span text:style-name="T3">The following functional requirements describe the main operations and features of the proposed system.</text:span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 loext:marker-style-name="T4"><text:span text:style-name="T4">FR No.</text:span><text:span text:style-name="T4"/></text:p>
            </table:table-cell>
            <table:table-cell table:style-name="Table1.A1" office:value-type="string">
              <text:p text:style-name="P6" loext:marker-style-name="T4"><text:span text:style-name="T4">Functional Requirement (Epic)</text:span><text:span text:style-name="T4"/></text:p>
            </table:table-cell>
            <table:table-cell table:style-name="Table1.A1" office:value-type="string">
              <text:p text:style-name="P6" loext:marker-style-name="T4"><text:span text:style-name="T4">Sub Requirement (Story / Sub-Task)</text:span><text:span text:style-name="T4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" loext:marker-style-name="T3"><text:span text:style-name="T4">FR-1</text:span><text:span text:style-name="T4"/></text:p>
          </table:table-cell>
          <table:table-cell table:style-name="Table1.A1" office:value-type="string">
            <text:p text:style-name="P4" loext:marker-style-name="T3"><text:span text:style-name="T3">User Authentication &amp; Authorization</text:span><text:span text:style-name="T3"/></text:p>
          </table:table-cell>
          <table:table-cell table:style-name="Table1.A1" office:value-type="string">
            <text:p text:style-name="P4" loext:marker-style-name="T3"><text:span text:style-name="T3">Users should be able to register by providing an email and password.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7" loext:marker-style-name="T3"/>
          </table:table-cell>
          <table:table-cell table:style-name="Table1.A1" office:value-type="string">
            <text:p text:style-name="P8" loext:marker-style-name="T6"/>
          </table:table-cell>
          <table:table-cell table:style-name="Table1.A1" office:value-type="string">
            <text:p text:style-name="P4" loext:marker-style-name="T3"><text:span text:style-name="T3">Users must be able to log in securely using JWT authentication.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7" loext:marker-style-name="T3"/>
          </table:table-cell>
          <table:table-cell table:style-name="Table1.A1" office:value-type="string">
            <text:p text:style-name="P8" loext:marker-style-name="T6"/>
          </table:table-cell>
          <table:table-cell table:style-name="Table1.A1" office:value-type="string">
            <text:p text:style-name="P4" loext:marker-style-name="T3"><text:span text:style-name="T3">Only verified and authenticated users are allowed to access the dashboard.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4">FR-2</text:span><text:span text:style-name="T4"/></text:p>
          </table:table-cell>
          <table:table-cell table:style-name="Table1.A1" office:value-type="string">
            <text:p text:style-name="P4" loext:marker-style-name="T3"><text:span text:style-name="T3">Product Management (CRUD)</text:span><text:span text:style-name="T3"/></text:p>
          </table:table-cell>
          <table:table-cell table:style-name="Table1.A1" office:value-type="string">
            <text:p text:style-name="P4" loext:marker-style-name="T3"><text:span text:style-name="T3">Users can add a new product by entering details such as product name, price, quantity, and description.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7" loext:marker-style-name="T3"/>
          </table:table-cell>
          <table:table-cell table:style-name="Table1.A1" office:value-type="string">
            <text:p text:style-name="P8" loext:marker-style-name="T6"/>
          </table:table-cell>
          <table:table-cell table:style-name="Table1.A1" office:value-type="string">
            <text:p text:style-name="P4" loext:marker-style-name="T3"><text:span text:style-name="T3">Users should be able to view all their products displayed on the dashboard.</text:span><text:span text:style-name="T3"/></text:p>
          </table:table-cell>
        </table:table-row>
      </table:table>
      <text:p text:style-name="P4" loext:marker-style-name="T3"><draw:rect text:anchor-type="as-char" style:rel-width="100%" draw:z-index="1" draw:style-name="gr1" draw:text-style-name="P5" svg:width="0.003cm" svg:height="0.054cm"><text:p/></draw:rect></text:p>
      <text:h text:style-name="P2" text:outline-level="1" loext:marker-style-name="T1"><text:span text:style-name="T1">Non-Functional Requirements</text:span><text:span text:style-name="T1"/></text:h>
      <text:p text:style-name="P3" loext:marker-style-name="T3"><text:span text:style-name="T3">The following non-functional requirements define the system quality attributes and performance expectations.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6" loext:marker-style-name="T4"><text:span text:style-name="T4">NFR No.</text:span><text:span text:style-name="T4"/></text:p>
            </table:table-cell>
            <table:table-cell table:style-name="Table2.A1" office:value-type="string">
              <text:p text:style-name="P6" loext:marker-style-name="T4"><text:span text:style-name="T4">Non-Functional Requirement</text:span><text:span text:style-name="T4"/></text:p>
            </table:table-cell>
            <table:table-cell table:style-name="Table2.A1" office:value-type="string">
              <text:p text:style-name="P6" loext:marker-style-name="T4"><text:span text:style-name="T4">Description</text:span><text:span text:style-name="T4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4" loext:marker-style-name="T3"><text:span text:style-name="T4">NFR-1</text:span><text:span text:style-name="T4"/></text:p>
          </table:table-cell>
          <table:table-cell table:style-name="Table2.A1" office:value-type="string">
            <text:p text:style-name="P4" loext:marker-style-name="T3"><text:span text:style-name="T3">Usability</text:span><text:span text:style-name="T3"/></text:p>
          </table:table-cell>
          <table:table-cell table:style-name="Table2.A1" office:value-type="string">
            <text:p text:style-name="P4" loext:marker-style-name="T3"><text:span text:style-name="T3">The application should provide an easy-to-use and user-friendly </text:span><text:soft-page-break/><text:span text:style-name="T3">interface so users can manage inventory without difficulty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4">NFR-2</text:span><text:span text:style-name="T4"/></text:p>
          </table:table-cell>
          <table:table-cell table:style-name="Table2.A1" office:value-type="string">
            <text:p text:style-name="P4" loext:marker-style-name="T3"><text:span text:style-name="T3">Security</text:span><text:span text:style-name="T3"/></text:p>
          </table:table-cell>
          <table:table-cell table:style-name="Table2.A1" office:value-type="string">
            <text:p text:style-name="P4" loext:marker-style-name="T3"><text:span text:style-name="T3">The system must implement JWT authentication, store passwords using hashing, and prevent unauthorized access to data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4">NFR-3</text:span><text:span text:style-name="T4"/></text:p>
          </table:table-cell>
          <table:table-cell table:style-name="Table2.A1" office:value-type="string">
            <text:p text:style-name="P4" loext:marker-style-name="T3"><text:span text:style-name="T3">Reliability</text:span><text:span text:style-name="T3"/></text:p>
          </table:table-cell>
          <table:table-cell table:style-name="Table2.A1" office:value-type="string">
            <text:p text:style-name="P4" loext:marker-style-name="T3"><text:span text:style-name="T3">The system should operate consistently with minimal errors, ensuring stable performance during usage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4">NFR-4</text:span><text:span text:style-name="T4"/></text:p>
          </table:table-cell>
          <table:table-cell table:style-name="Table2.A1" office:value-type="string">
            <text:p text:style-name="P4" loext:marker-style-name="T3"><text:span text:style-name="T3">Performance</text:span><text:span text:style-name="T3"/></text:p>
          </table:table-cell>
          <table:table-cell table:style-name="Table2.A1" office:value-type="string">
            <text:p text:style-name="P4" loext:marker-style-name="T3"><text:span text:style-name="T3">Product information should load quickly, and API responses should ideally be delivered within 2 seconds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4">NFR-5</text:span><text:span text:style-name="T4"/></text:p>
          </table:table-cell>
          <table:table-cell table:style-name="Table2.A1" office:value-type="string">
            <text:p text:style-name="P4" loext:marker-style-name="T3"><text:span text:style-name="T3">Availability</text:span><text:span text:style-name="T3"/></text:p>
          </table:table-cell>
          <table:table-cell table:style-name="Table2.A1" office:value-type="string">
            <text:p text:style-name="P4" loext:marker-style-name="T3"><text:span text:style-name="T3">The application should remain accessible to users most of the time with very little downtime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4">NFR-6</text:span><text:span text:style-name="T4"/></text:p>
          </table:table-cell>
          <table:table-cell table:style-name="Table2.A1" office:value-type="string">
            <text:p text:style-name="P4" loext:marker-style-name="T3"><text:span text:style-name="T3">Scalability</text:span><text:span text:style-name="T3"/></text:p>
          </table:table-cell>
          <table:table-cell table:style-name="Table2.A1" office:value-type="string">
            <text:p text:style-name="P4" loext:marker-style-name="T3"><text:span text:style-name="T3">The system architecture should support growth in the number of users and products, and it should allow easy addition of future features.</text:span><text:span text:style-name="T3"/></text:p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ET LAB 1</meta:initial-creator>
    <meta:editing-cycles>2</meta:editing-cycles>
    <meta:creation-date>2026-03-06T08:27:00</meta:creation-date>
    <dc:date>2026-03-12T00:01:31.648699200</dc:date>
    <meta:editing-duration>PT3M27S</meta:editing-duration>
    <meta:generator>LibreOffice/25.8.2.2$Windows_X86_64 LibreOffice_project/d401f2107ccab8f924a8e2df40f573aab7605b6f</meta:generator>
    <meta:document-statistic meta:table-count="2" meta:image-count="0" meta:object-count="0" meta:page-count="2" meta:paragraph-count="45" meta:word-count="249" meta:character-count="1767" meta:non-whitespace-character-count="1562"/>
    <meta:user-defined meta:name="AppVersion">16.0000</meta:user-defined>
    <meta:template xlink:type="simple" xlink:actuate="onRequest" xlink:title="Normal" xlink:href=""/>
  </office:meta>
</office:document-meta>
</file>